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c77" officeooo:paragraph-rsid="001c8c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prPRUEBA;</text:p>
      <text:p text:style-name="P1">use prPRUEBA;</text:p>
      <text:p text:style-name="P1"/>
      <text:p text:style-name="P1">CREATE TABLE `users` (</text:p>
      <text:p text:style-name="P1"><text:s text:c="2"/>`id` bigint(20) unsigned NOT NULL AUTO_INCREMENT,</text:p>
      <text:p text:style-name="P1"><text:s text:c="2"/>`name` varchar(255) COLLATE utf8mb4_unicode_ci NOT NULL,</text:p>
      <text:p text:style-name="P1"><text:s text:c="2"/>`email` varchar(255) COLLATE utf8mb4_unicode_ci NOT NULL,</text:p>
      <text:p text:style-name="P1"><text:s text:c="2"/>`email_verified_at` timestamp NULL DEFAULT NULL,</text:p>
      <text:p text:style-name="P1"><text:s text:c="2"/>`password` varchar(255) COLLATE utf8mb4_unicode_ci NOT NULL,</text:p>
      <text:p text:style-name="P1"><text:s text:c="2"/>`remember_token` varchar(100) COLLATE utf8mb4_unicode_ci DEFAULT NULL,</text:p>
      <text:p text:style-name="P1"><text:s text:c="2"/>`created_at` timestamp NULL DEFAULT NULL,</text:p>
      <text:p text:style-name="P1"><text:s text:c="2"/>`updated_at` timestamp NULL DEFAULT NULL,</text:p>
      <text:p text:style-name="P1"><text:s text:c="2"/>PRIMARY KEY (`id`)</text:p>
      <text:p text:style-name="P1">) ENGINE=InnoDB AUTO_INCREMENT=6 DEFAULT CHARSET=utf8mb4 COLLATE=utf8mb4_unicode_ci;</text:p>
      <text:p text:style-name="P1"/>
      <text:p text:style-name="P1">CREATE TABLE `roles` (</text:p>
      <text:p text:style-name="P1"><text:s text:c="2"/>`id` bigint(20) unsigned NOT NULL AUTO_INCREMENT,</text:p>
      <text:p text:style-name="P1"><text:s text:c="2"/>`name` varchar(255) COLLATE utf8mb4_unicode_ci NOT NULL,</text:p>
      <text:p text:style-name="P1"><text:s text:c="2"/>`created_at` timestamp NULL DEFAULT NULL,</text:p>
      <text:p text:style-name="P1"><text:s text:c="2"/>`updated_at` timestamp NULL DEFAULT NULL,</text:p>
      <text:p text:style-name="P1"><text:s text:c="2"/>PRIMARY KEY (`id`)</text:p>
      <text:p text:style-name="P1">) ENGINE=InnoDB AUTO_INCREMENT=4 DEFAULT CHARSET=utf8mb4 COLLATE=utf8mb4_unicode_ci;</text:p>
      <text:p text:style-name="P1"/>
      <text:p text:style-name="P1"/>
      <text:p text:style-name="P1">CREATE TABLE `role_user` (</text:p>
      <text:p text:style-name="P1"><text:s text:c="2"/>`id` bigint(20) unsigned NOT NULL AUTO_INCREMENT,</text:p>
      <text:p text:style-name="P1"><text:s text:c="2"/>`user_id` bigint(20) unsigned NOT NULL,</text:p>
      <text:p text:style-name="P1"><text:s text:c="2"/>`role_id` bigint(20) unsigned NOT NULL,</text:p>
      <text:p text:style-name="P1"><text:s text:c="2"/>`created_at` timestamp NULL DEFAULT NULL,</text:p>
      <text:p text:style-name="P1"><text:s text:c="2"/>`updated_at` timestamp NULL DEFAULT NULL,</text:p>
      <text:p text:style-name="P1"><text:s text:c="2"/>PRIMARY KEY (`id`),</text:p>
      <text:p text:style-name="P1"><text:s text:c="2"/>KEY `user_id` (`user_id`),</text:p>
      <text:p text:style-name="P1"><text:s text:c="2"/>KEY `role_id` (`role_id`),</text:p>
      <text:p text:style-name="P1"><text:s text:c="2"/>CONSTRAINT `role_user_ibfk_1` FOREIGN KEY (`user_id`) REFERENCES `users` (`id`),</text:p>
      <text:p text:style-name="P1"><text:s text:c="2"/>CONSTRAINT `role_user_ibfk_2` FOREIGN KEY (`role_id`) REFERENCES `roles` (`id`)</text:p>
      <text:p text:style-name="P1">) ENGINE=InnoDB AUTO_INCREMENT=6 DEFAULT CHARSET=utf8mb4 COLLATE=utf8mb4_unicode_ci;</text:p>
      <text:p text:style-name="P1"/>
      <text:p text:style-name="P1">CREATE TABLE `marcas` (</text:p>
      <text:p text:style-name="P1"><text:s text:c="2"/>`idM` int(11) NOT NULL AUTO_INCREMENT,</text:p>
      <text:p text:style-name="P1"><text:s text:c="2"/>`nombreM` varchar(30) DEFAULT NULL,</text:p>
      <text:p text:style-name="P1"><text:s text:c="2"/>PRIMARY KEY (`idM`)</text:p>
      <text:p text:style-name="P1">) ENGINE=InnoDB AUTO_INCREMENT=13 DEFAULT CHARSET=utf8mb4;</text:p>
      <text:p text:style-name="P1"/>
      <text:p text:style-name="P1">CREATE TABLE `tipo` (</text:p>
      <text:p text:style-name="P1"><text:s text:c="2"/>`idT` int(11) NOT NULL AUTO_INCREMENT,</text:p>
      <text:p text:style-name="P1"><text:s text:c="2"/>`nombreT` varchar(30) DEFAULT NULL,</text:p>
      <text:p text:style-name="P1"><text:soft-page-break/><text:s text:c="2"/>PRIMARY KEY (`idT`),</text:p>
      <text:p text:style-name="P1"><text:s text:c="2"/>UNIQUE KEY `nombreT` (`nombreT`)</text:p>
      <text:p text:style-name="P1">) ENGINE=InnoDB AUTO_INCREMENT=13 DEFAULT CHARSET=utf8mb4;</text:p>
      <text:p text:style-name="P1"/>
      <text:p text:style-name="P1">CREATE TABLE `producto` (</text:p>
      <text:p text:style-name="P1"><text:s text:c="2"/>`idP` int(11) NOT NULL AUTO_INCREMENT,</text:p>
      <text:p text:style-name="P1"><text:s text:c="2"/>`nombreP` varchar(30) DEFAULT NULL,</text:p>
      <text:p text:style-name="P1"><text:s text:c="2"/>`precioP` int(11) DEFAULT NULL,</text:p>
      <text:p text:style-name="P1"><text:s text:c="2"/>`tipo_id` int(11) DEFAULT NULL,</text:p>
      <text:p text:style-name="P1"><text:s text:c="2"/>`marca_id` int(11) DEFAULT NULL,</text:p>
      <text:p text:style-name="P1"><text:s text:c="2"/>PRIMARY KEY (`idP`),</text:p>
      <text:p text:style-name="P1"><text:s text:c="2"/>UNIQUE KEY `nombreP` (`nombreP`),</text:p>
      <text:p text:style-name="P1"><text:s text:c="2"/>KEY `tipo_id` (`tipo_id`),</text:p>
      <text:p text:style-name="P1"><text:s text:c="2"/>KEY `marca_id` (`marca_id`),</text:p>
      <text:p text:style-name="P1"><text:s text:c="2"/>CONSTRAINT `producto_ibfk_1` FOREIGN KEY (`tipo_id`) REFERENCES `tipo` (`idT`),</text:p>
      <text:p text:style-name="P1"><text:s text:c="2"/>CONSTRAINT `producto_ibfk_2` FOREIGN KEY (`marca_id`) REFERENCES `marcas` (`idM`)</text:p>
      <text:p text:style-name="P1">) ENGINE=InnoDB AUTO_INCREMENT=11 DEFAULT CHARSET=utf8mb4;</text:p>
      <text:p text:style-name="P1"/>
      <text:p text:style-name="P1"/>
      <text:p text:style-name="P1">CREATE TABLE `barberia` (</text:p>
      <text:p text:style-name="P1"><text:s text:c="2"/>`idB` int(11) NOT NULL AUTO_INCREMENT,</text:p>
      <text:p text:style-name="P1"><text:s text:c="2"/>`nombreB` varchar(60) DEFAULT NULL,</text:p>
      <text:p text:style-name="P1"><text:s text:c="2"/>`latitud` varchar(30) DEFAULT NULL,</text:p>
      <text:p text:style-name="P1"><text:s text:c="2"/>`longitud` varchar(30) DEFAULT NULL,</text:p>
      <text:p text:style-name="P1"><text:s text:c="2"/>`direccion` varchar(50) DEFAULT NULL,</text:p>
      <text:p text:style-name="P1"><text:s text:c="2"/>`propietario` varchar(30) DEFAULT NULL,</text:p>
      <text:p text:style-name="P1"><text:s text:c="2"/>`telefono` int(10) DEFAULT NULL,</text:p>
      <text:p text:style-name="P1"><text:s text:c="2"/>`horario` varchar(15) DEFAULT NULL,</text:p>
      <text:p text:style-name="P1"><text:s text:c="2"/>`user_id` bigint(20) unsigned DEFAULT NULL,</text:p>
      <text:p text:style-name="P1"><text:s text:c="2"/>`fotos` varchar(30) DEFAULT NULL,</text:p>
      <text:p text:style-name="P1"><text:s text:c="2"/>PRIMARY KEY (`idB`),</text:p>
      <text:p text:style-name="P1"><text:s text:c="2"/>UNIQUE KEY `nombreB` (`nombreB`,`telefono`),</text:p>
      <text:p text:style-name="P1"><text:s text:c="2"/>KEY `user_id` (`user_id`),</text:p>
      <text:p text:style-name="P1"><text:s text:c="2"/>CONSTRAINT `barberia_ibfk_1` FOREIGN KEY (`user_id`) REFERENCES `users` (`id`)</text:p>
      <text:p text:style-name="P1">) ENGINE=InnoDB AUTO_INCREMENT=138 DEFAULT CHARSET=utf8mb4;</text:p>
      <text:p text:style-name="P1"/>
      <text:p text:style-name="P1">CREATE TABLE `servicio` (</text:p>
      <text:p text:style-name="P1"><text:s text:c="2"/>`idS` int(11) NOT NULL AUTO_INCREMENT,</text:p>
      <text:p text:style-name="P1"><text:s text:c="2"/>`nombreS` varchar(30) DEFAULT NULL,</text:p>
      <text:p text:style-name="P1"><text:s text:c="2"/>`precio` int(11) DEFAULT NULL,</text:p>
      <text:p text:style-name="P1"><text:s text:c="2"/>PRIMARY KEY (`idS`)</text:p>
      <text:p text:style-name="P1">) ENGINE=InnoDB AUTO_INCREMENT=76 DEFAULT CHARSET=utf8mb4;</text:p>
      <text:p text:style-name="P1"/>
      <text:p text:style-name="P1">CREATE TABLE `barberia_servicio` (</text:p>
      <text:p text:style-name="P1"><text:s text:c="2"/>`id` int(11) NOT NULL AUTO_INCREMENT,</text:p>
      <text:p text:style-name="P1"><text:s text:c="2"/>`barberia_idB` int(11) DEFAULT NULL,</text:p>
      <text:p text:style-name="P1"><text:s text:c="2"/>`servicio_idS` int(11) DEFAULT NULL,</text:p>
      <text:p text:style-name="P1"><text:s text:c="2"/>PRIMARY KEY (`id`),</text:p>
      <text:p text:style-name="P1"><text:s text:c="2"/>KEY `barberia_idB` (`barberia_idB`),</text:p>
      <text:p text:style-name="P1"><text:soft-page-break/><text:s text:c="2"/>KEY `servicio_idS` (`servicio_idS`),</text:p>
      <text:p text:style-name="P1"><text:s text:c="2"/>CONSTRAINT `barberia_servicio_ibfk_1` FOREIGN KEY (`barberia_idB`) REFERENCES `barberia` (`idB`),</text:p>
      <text:p text:style-name="P1"><text:s text:c="2"/>CONSTRAINT `barberia_servicio_ibfk_2` FOREIGN KEY (`servicio_idS`) REFERENCES `servicio` (`idS`)</text:p>
      <text:p text:style-name="P1">) ENGINE=InnoDB AUTO_INCREMENT=73 DEFAULT CHARSET=latin1;</text:p>
      <text:p text:style-name="P1"/>
      <text:p text:style-name="P1">CREATE TABLE `deta_b_p` (</text:p>
      <text:p text:style-name="P1"><text:s text:c="2"/>`idDBP` int(11) NOT NULL AUTO_INCREMENT,</text:p>
      <text:p text:style-name="P1"><text:s text:c="2"/>`barberia_idB` int(11) DEFAULT NULL,</text:p>
      <text:p text:style-name="P1"><text:s text:c="2"/>`producto_idP` int(11) DEFAULT NULL,</text:p>
      <text:p text:style-name="P1"><text:s text:c="2"/>PRIMARY KEY (`idDBP`),</text:p>
      <text:p text:style-name="P1"><text:s text:c="2"/>KEY `barberia_id` (`barberia_idB`),</text:p>
      <text:p text:style-name="P1"><text:s text:c="2"/>KEY `producto_id` (`producto_idP`),</text:p>
      <text:p text:style-name="P1"><text:s text:c="2"/>CONSTRAINT `deta_b_p_ibfk_2` FOREIGN KEY (`barberia_idB`) REFERENCES `barberia` (`idB`),</text:p>
      <text:p text:style-name="P1"><text:s text:c="2"/>CONSTRAINT `deta_b_p_ibfk_3` FOREIGN KEY (`producto_idP`) REFERENCES `producto` (`idP`)</text:p>
      <text:p text:style-name="P1">) ENGINE=InnoDB AUTO_INCREMENT=5 DEFAULT CHARSET=utf8mb4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6:57:30.164679703</meta:creation-date>
    <meta:generator>LibreOffice/5.1.6.2$Linux_X86_64 LibreOffice_project/10m0$Build-2</meta:generator>
    <dc:date>2020-12-01T16:58:24.790516874</dc:date>
    <meta:editing-duration>PT55S</meta:editing-duration>
    <meta:editing-cycles>1</meta:editing-cycles>
    <meta:document-statistic meta:table-count="0" meta:image-count="0" meta:object-count="0" meta:page-count="3" meta:paragraph-count="98" meta:word-count="452" meta:character-count="4255" meta:non-whitespace-character-count="3749"/>
  </office:meta>
</office:document-meta>
</file>